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900000209C2BD0129.png" manifest:media-type=""/>
  <manifest:file-entry manifest:full-path="Pictures/1000020100000299000002097F9D4585.png" manifest:media-type=""/>
  <manifest:file-entry manifest:full-path="Pictures/100002010000029900000209D672CB49.png" manifest:media-type=""/>
  <manifest:file-entry manifest:full-path="Pictures/1000020100000299000002092FF5926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46f95" style:font-weight-asian="bold" style:font-weight-complex="bold"/>
    </style:style>
    <style:style style:name="T1" style:family="text">
      <style:text-properties officeooo:rsid="00146f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UTPUT</text:span></text:p>
      <text:p text:style-name="P1"><draw:frame draw:style-name="fr1" draw:name="graphics2" text:anchor-type="paragraph" svg:x="0.365cm" svg:y="0.159cm" svg:width="16.219cm" svg:height="11.804cm" draw:z-index="1"><draw:image xlink:href="Pictures/1000020100000299000002092FF59264.png" xlink:type="simple" xlink:show="embed" xlink:actuate="onLoad"/></draw:frame><draw:frame draw:style-name="fr1" draw:name="graphics1" text:anchor-type="paragraph" svg:x="0.316cm" svg:y="12.197cm" svg:width="16.369cm" svg:height="12.677cm" draw:z-index="0"><draw:image xlink:href="Pictures/100002010000029900000209D672CB49.png" xlink:type="simple" xlink:show="embed" xlink:actuate="onLoad"/></draw:frame><text:span text:style-name="T1"/></text:p>
      <text:p text:style-name="P1"><text:span text:style-name="T1"/></text:p>
      <text:p text:style-name="P1"><draw:frame draw:style-name="fr1" draw:name="graphics3" text:anchor-type="paragraph" svg:x="0.635cm" svg:y="0.376cm" svg:width="15.685cm" svg:height="12.836cm" draw:z-index="2"><draw:image xlink:href="Pictures/1000020100000299000002097F9D4585.png" xlink:type="simple" xlink:show="embed" xlink:actuate="onLoad"/></draw:frame><draw:frame draw:style-name="fr1" draw:name="graphics4" text:anchor-type="paragraph" svg:x="0.661cm" svg:y="13.363cm" svg:width="15.711cm" svg:height="12.203cm" draw:z-index="3"><draw:image xlink:href="Pictures/100002010000029900000209C2BD0129.png" xlink:type="simple" xlink:show="embed" xlink:actuate="onLoad"/></draw:frame><text:soft-page-break/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pith </meta:initial-creator>
    <meta:creation-date>2013-09-02T18:32:34</meta:creation-date>
    <dc:date>2013-09-02T18:36:38</dc:date>
    <dc:creator>Arpith </dc:creator>
    <meta:editing-duration>P0D</meta:editing-duration>
    <meta:editing-cycles>1</meta:editing-cycles>
    <meta:document-statistic meta:table-count="0" meta:image-count="4" meta:object-count="0" meta:page-count="2" meta:paragraph-count="1" meta:word-count="1" meta:character-count="6" meta:non-whitespace-character-count="6"/>
    <meta:generator>LibreOffice/4.0.2.2$Linux_X86_64 LibreOffice_project/400m0$Build-2</meta:generator>
  </office:meta>
</office:document-meta>
</file>